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4cd3" officeooo:paragraph-rsid="000f4cd3"/>
    </style:style>
    <style:style style:name="P2" style:family="paragraph" style:parent-style-name="Standard">
      <style:text-properties fo:font-size="12pt" officeooo:rsid="000f4cd3" officeooo:paragraph-rsid="000f4cd3" fo:background-color="#ffffff" style:font-size-asian="10.5pt" style:font-size-complex="12pt"/>
    </style:style>
    <style:style style:name="P3" style:family="paragraph" style:parent-style-name="Standard">
      <style:text-properties fo:font-size="20pt" officeooo:rsid="000f4cd3" officeooo:paragraph-rsid="000f4cd3" fo:background-color="#ffff00" style:font-size-asian="20pt" style:font-size-complex="20pt"/>
    </style:style>
    <style:style style:name="P4" style:family="paragraph" style:parent-style-name="Standard">
      <style:text-properties fo:font-size="12pt" officeooo:rsid="000f4cd3" officeooo:paragraph-rsid="000f4cd3" fo:background-color="#ffffff" style:font-size-asian="10.5pt" style:font-size-complex="12pt"/>
    </style:style>
    <style:style style:name="P5" style:family="paragraph" style:parent-style-name="Standard">
      <style:text-properties fo:font-size="12pt" officeooo:rsid="001142b2" officeooo:paragraph-rsid="001142b2" fo:background-color="#ffffff" style:font-size-asian="10.5pt" style:font-size-complex="12pt"/>
    </style:style>
    <style:style style:name="P6" style:family="paragraph" style:parent-style-name="Standard">
      <style:text-properties fo:font-size="12pt" officeooo:rsid="00128213" officeooo:paragraph-rsid="00128213" fo:background-color="#ffffff" style:font-size-asian="10.5pt" style:font-size-complex="12pt"/>
    </style:style>
    <style:style style:name="P7" style:family="paragraph" style:parent-style-name="Standard">
      <style:text-properties fo:font-size="12pt" officeooo:rsid="00135826" officeooo:paragraph-rsid="00135826" fo:background-color="#ffffff" style:font-size-asian="10.5pt" style:font-size-complex="12pt"/>
    </style:style>
    <style:style style:name="P8" style:family="paragraph" style:parent-style-name="Standard">
      <style:text-properties fo:font-size="12pt" officeooo:rsid="0013b4a1" officeooo:paragraph-rsid="0013b4a1" fo:background-color="#ffffff" style:font-size-asian="10.5pt" style:font-size-complex="12pt"/>
    </style:style>
    <style:style style:name="P9" style:family="paragraph" style:parent-style-name="Standard">
      <style:text-properties fo:font-size="12pt" officeooo:rsid="0015130b" officeooo:paragraph-rsid="0015130b" fo:background-color="#ffffff" style:font-size-asian="10.5pt" style:font-size-complex="12pt"/>
    </style:style>
    <style:style style:name="P10" style:family="paragraph" style:parent-style-name="Standard">
      <style:text-properties fo:font-size="12pt" officeooo:rsid="00176283" officeooo:paragraph-rsid="00176283" fo:background-color="#ffffff" style:font-size-asian="10.5pt" style:font-size-complex="12pt"/>
    </style:style>
    <style:style style:name="P11" style:family="paragraph" style:parent-style-name="Standard">
      <style:text-properties fo:font-size="12pt" officeooo:rsid="001ad9a3" officeooo:paragraph-rsid="001ad9a3" fo:background-color="#ffffff" style:font-size-asian="10.5pt" style:font-size-complex="12pt"/>
    </style:style>
    <style:style style:name="P12" style:family="paragraph" style:parent-style-name="Standard">
      <style:text-properties fo:font-size="12pt" officeooo:rsid="001b8b43" officeooo:paragraph-rsid="001b8b43" fo:background-color="#ffffff" style:font-size-asian="10.5pt" style:font-size-complex="12pt"/>
    </style:style>
    <style:style style:name="P13" style:family="paragraph" style:parent-style-name="Standard">
      <style:text-properties fo:font-size="12pt" officeooo:rsid="001dca06" officeooo:paragraph-rsid="001dca06" fo:background-color="#ffffff" style:font-size-asian="10.5pt" style:font-size-complex="12pt"/>
    </style:style>
    <style:style style:name="P14" style:family="paragraph" style:parent-style-name="Standard">
      <style:text-properties fo:font-size="12pt" officeooo:rsid="001ecbbb" officeooo:paragraph-rsid="001ecbbb" fo:background-color="#ffffff" style:font-size-asian="10.5pt" style:font-size-complex="12pt"/>
    </style:style>
    <style:style style:name="P15" style:family="paragraph" style:parent-style-name="Standard">
      <style:text-properties fo:font-size="12pt" officeooo:rsid="0022dde3" officeooo:paragraph-rsid="0022dde3" fo:background-color="#ffffff" style:font-size-asian="10.5pt" style:font-size-complex="12pt"/>
    </style:style>
    <style:style style:name="P16" style:family="paragraph" style:parent-style-name="Standard">
      <style:text-properties fo:font-size="12pt" officeooo:rsid="00237772" officeooo:paragraph-rsid="00237772" fo:background-color="#ffffff" style:font-size-asian="10.5pt" style:font-size-complex="12pt"/>
    </style:style>
    <style:style style:name="P17" style:family="paragraph" style:parent-style-name="Standard">
      <style:text-properties fo:font-size="12pt" officeooo:rsid="00271119" officeooo:paragraph-rsid="00271119" fo:background-color="#ffffff" style:font-size-asian="10.5pt" style:font-size-complex="12pt"/>
    </style:style>
    <style:style style:name="P18" style:family="paragraph" style:parent-style-name="Standard">
      <style:text-properties fo:font-size="12pt" officeooo:rsid="00277dbd" officeooo:paragraph-rsid="00277dbd" fo:background-color="#ffffff" style:font-size-asian="10.5pt" style:font-size-complex="12pt"/>
    </style:style>
    <style:style style:name="P19" style:family="paragraph" style:parent-style-name="Standard">
      <style:text-properties fo:font-size="12pt" officeooo:rsid="0027ff2d" officeooo:paragraph-rsid="0027ff2d" fo:background-color="#ffffff" style:font-size-asian="10.5pt" style:font-size-complex="12pt"/>
    </style:style>
    <style:style style:name="P20" style:family="paragraph" style:parent-style-name="Standard">
      <style:text-properties fo:font-size="12pt" officeooo:rsid="002c04a8" officeooo:paragraph-rsid="002c04a8" fo:background-color="#ffffff" style:font-size-asian="10.5pt" style:font-size-complex="12pt"/>
    </style:style>
    <style:style style:name="P21" style:family="paragraph" style:parent-style-name="Standard">
      <style:text-properties fo:font-size="12pt" officeooo:rsid="002d947b" officeooo:paragraph-rsid="002d947b" fo:background-color="#ffffff" style:font-size-asian="10.5pt" style:font-size-complex="12pt"/>
    </style:style>
    <style:style style:name="P22" style:family="paragraph" style:parent-style-name="Standard" style:list-style-name="L4">
      <style:text-properties fo:font-size="12pt" officeooo:rsid="002d947b" officeooo:paragraph-rsid="002d947b" fo:background-color="#ffffff" style:font-size-asian="10.5pt" style:font-size-complex="12pt"/>
    </style:style>
    <style:style style:name="P23" style:family="paragraph" style:parent-style-name="Standard">
      <style:text-properties fo:font-size="12pt" fo:font-weight="normal" officeooo:rsid="0013b4a1" officeooo:paragraph-rsid="0013b4a1" fo:background-color="#ffffff" style:font-size-asian="10.5pt" style:font-weight-asian="normal" style:font-size-complex="12pt" style:font-weight-complex="normal"/>
    </style:style>
    <style:style style:name="P24" style:family="paragraph" style:parent-style-name="Standard">
      <style:text-properties fo:font-size="12pt" fo:font-weight="normal" officeooo:rsid="00254978" officeooo:paragraph-rsid="00254978" fo:background-color="#ffffff" style:font-size-asian="10.5pt" style:font-weight-asian="normal" style:font-size-complex="12pt" style:font-weight-complex="normal"/>
    </style:style>
    <style:style style:name="P25" style:family="paragraph" style:parent-style-name="Standard">
      <style:text-properties fo:font-size="12pt" fo:font-weight="normal" officeooo:rsid="0027ff2d" officeooo:paragraph-rsid="0027ff2d" fo:background-color="#ffffff" style:font-size-asian="10.5pt" style:font-weight-asian="normal" style:font-size-complex="12pt" style:font-weight-complex="normal"/>
    </style:style>
    <style:style style:name="P26" style:family="paragraph" style:parent-style-name="Standard" style:list-style-name="L5">
      <style:text-properties fo:font-size="12pt" fo:font-weight="normal" officeooo:rsid="0030fbf2" officeooo:paragraph-rsid="0030fbf2" fo:background-color="#ffffff" style:font-size-asian="10.5pt" style:font-weight-asian="normal" style:font-size-complex="12pt" style:font-weight-complex="normal"/>
    </style:style>
    <style:style style:name="P27" style:family="paragraph" style:parent-style-name="Standard">
      <style:text-properties fo:font-size="12pt" fo:font-weight="normal" officeooo:rsid="0030fbf2" officeooo:paragraph-rsid="0030fbf2" fo:background-color="#ffffff" style:font-size-asian="10.5pt" style:font-weight-asian="normal" style:font-size-complex="12pt" style:font-weight-complex="normal"/>
    </style:style>
    <style:style style:name="P28" style:family="paragraph" style:parent-style-name="Standard">
      <style:text-properties fo:font-size="12pt" fo:font-weight="normal" officeooo:rsid="0032bf3c" officeooo:paragraph-rsid="0032bf3c" fo:background-color="#ffffff" style:font-size-asian="10.5pt" style:font-weight-asian="normal" style:font-size-complex="12pt" style:font-weight-complex="normal"/>
    </style:style>
    <style:style style:name="P29" style:family="paragraph" style:parent-style-name="Standard" style:list-style-name="L6">
      <style:text-properties fo:font-size="12pt" fo:font-weight="normal" officeooo:rsid="0032bf3c" officeooo:paragraph-rsid="0032bf3c" fo:background-color="#ffffff" style:font-size-asian="10.5pt" style:font-weight-asian="normal" style:font-size-complex="12pt" style:font-weight-complex="normal"/>
    </style:style>
    <style:style style:name="P30" style:family="paragraph" style:parent-style-name="Standard">
      <style:text-properties fo:font-size="12pt" fo:font-weight="normal" officeooo:rsid="0033bde7" officeooo:paragraph-rsid="0033bde7" fo:background-color="#ffffff" style:font-size-asian="10.5pt" style:font-weight-asian="normal" style:font-size-complex="12pt" style:font-weight-complex="normal"/>
    </style:style>
    <style:style style:name="P31" style:family="paragraph" style:parent-style-name="Standard" style:list-style-name="L7">
      <style:text-properties fo:font-size="12pt" fo:font-weight="normal" officeooo:rsid="0033bde7" officeooo:paragraph-rsid="0033bde7" fo:background-color="#ffffff" style:font-size-asian="10.5pt" style:font-weight-asian="normal" style:font-size-complex="12pt" style:font-weight-complex="normal"/>
    </style:style>
    <style:style style:name="P32" style:family="paragraph" style:parent-style-name="Standard">
      <style:text-properties fo:font-size="12pt" fo:font-weight="normal" officeooo:rsid="0035afb9" officeooo:paragraph-rsid="0035afb9" fo:background-color="#ffffff" style:font-size-asian="10.5pt" style:font-weight-asian="normal" style:font-size-complex="12pt" style:font-weight-complex="normal"/>
    </style:style>
    <style:style style:name="P33" style:family="paragraph" style:parent-style-name="Standard" style:list-style-name="L8">
      <style:text-properties fo:font-size="12pt" fo:font-weight="normal" officeooo:rsid="0035afb9" officeooo:paragraph-rsid="0035afb9" fo:background-color="#ffffff" style:font-size-asian="10.5pt" style:font-weight-asian="normal" style:font-size-complex="12pt" style:font-weight-complex="normal"/>
    </style:style>
    <style:style style:name="P34" style:family="paragraph" style:parent-style-name="Standard">
      <style:text-properties fo:font-size="12pt" fo:font-weight="bold" officeooo:rsid="002d947b" officeooo:paragraph-rsid="002d947b" fo:background-color="#ffffff" style:font-size-asian="10.5pt" style:font-weight-asian="bold" style:font-size-complex="12pt" style:font-weight-complex="bold"/>
    </style:style>
    <style:style style:name="P35" style:family="paragraph" style:parent-style-name="Standard">
      <style:text-properties fo:font-size="12pt" fo:font-weight="bold" officeooo:rsid="002e8cba" officeooo:paragraph-rsid="002e8cba" fo:background-color="#ffffff" style:font-size-asian="10.5pt" style:font-weight-asian="bold" style:font-size-complex="12pt" style:font-weight-complex="bold"/>
    </style:style>
    <style:style style:name="P36" style:family="paragraph" style:parent-style-name="Standard">
      <style:text-properties fo:font-size="12pt" fo:font-weight="bold" officeooo:rsid="002f4e3b" officeooo:paragraph-rsid="002f4e3b" fo:background-color="#ffffff" style:font-size-asian="10.5pt" style:font-weight-asian="bold" style:font-size-complex="12pt" style:font-weight-complex="bold"/>
    </style:style>
    <style:style style:name="P37" style:family="paragraph" style:parent-style-name="Standard">
      <style:text-properties fo:font-size="12pt" fo:font-weight="bold" officeooo:rsid="0030fbf2" officeooo:paragraph-rsid="0030fbf2" fo:background-color="#ffffff" style:font-size-asian="10.5pt" style:font-weight-asian="bold" style:font-size-complex="12pt" style:font-weight-complex="bold"/>
    </style:style>
    <style:style style:name="P38" style:family="paragraph" style:parent-style-name="Standard" style:list-style-name="L5">
      <style:text-properties fo:font-size="12pt" fo:font-weight="bold" officeooo:rsid="0030fbf2" officeooo:paragraph-rsid="0030fbf2" fo:background-color="#ffffff" style:font-size-asian="10.5pt" style:font-weight-asian="bold" style:font-size-complex="12pt" style:font-weight-complex="bold"/>
    </style:style>
    <style:style style:name="P39" style:family="paragraph" style:parent-style-name="Standard" style:list-style-name="L1">
      <style:text-properties officeooo:paragraph-rsid="0020a9aa"/>
    </style:style>
    <style:style style:name="P40" style:family="paragraph" style:parent-style-name="Standard" style:list-style-name="L1">
      <style:text-properties officeooo:rsid="001ecbbb" officeooo:paragraph-rsid="001ecbbb"/>
    </style:style>
    <style:style style:name="P41" style:family="paragraph" style:parent-style-name="Standard" style:list-style-name="L1">
      <style:text-properties officeooo:rsid="001ecbbb" officeooo:paragraph-rsid="0020a9aa"/>
    </style:style>
    <style:style style:name="P42" style:family="paragraph" style:parent-style-name="Standard">
      <style:text-properties officeooo:rsid="001ecbbb" officeooo:paragraph-rsid="001ecbbb"/>
    </style:style>
    <style:style style:name="P43" style:family="paragraph" style:parent-style-name="Standard" style:list-style-name="L2">
      <style:text-properties officeooo:paragraph-rsid="001ecbbb"/>
    </style:style>
    <style:style style:name="P44" style:family="paragraph" style:parent-style-name="Standard">
      <style:text-properties officeooo:paragraph-rsid="001ecbbb"/>
    </style:style>
    <style:style style:name="P45" style:family="paragraph" style:parent-style-name="Standard">
      <style:text-properties officeooo:rsid="0020a9aa" officeooo:paragraph-rsid="0020a9aa"/>
    </style:style>
    <style:style style:name="P46" style:family="paragraph" style:parent-style-name="Standard">
      <style:text-properties officeooo:paragraph-rsid="0020a9aa"/>
    </style:style>
    <style:style style:name="P47" style:family="paragraph" style:parent-style-name="Standard">
      <style:text-properties officeooo:rsid="00226cd6" officeooo:paragraph-rsid="00226cd6"/>
    </style:style>
    <style:style style:name="P48" style:family="paragraph" style:parent-style-name="Standard" style:list-style-name="L3">
      <style:text-properties officeooo:rsid="00226cd6" officeooo:paragraph-rsid="00226cd6"/>
    </style:style>
    <style:style style:name="T1" style:family="text">
      <style:text-properties fo:font-size="20pt" fo:background-color="#ffff00" loext:char-shading-value="0" style:font-size-asian="20pt" style:font-size-complex="20pt"/>
    </style:style>
    <style:style style:name="T2" style:family="text">
      <style:text-properties officeooo:rsid="00128213"/>
    </style:style>
    <style:style style:name="T3" style:family="text">
      <style:text-properties officeooo:rsid="00135826"/>
    </style:style>
    <style:style style:name="T4" style:family="text">
      <style:text-properties officeooo:rsid="00138132"/>
    </style:style>
    <style:style style:name="T5" style:family="text">
      <style:text-properties officeooo:rsid="0013b4a1"/>
    </style:style>
    <style:style style:name="T6" style:family="text">
      <style:text-properties fo:font-weight="bold" style:font-weight-asian="bold" style:font-weight-complex="bold"/>
    </style:style>
    <style:style style:name="T7" style:family="text">
      <style:text-properties fo:font-weight="bold" officeooo:rsid="00162111"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62111"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officeooo:rsid="00162111"/>
    </style:style>
    <style:style style:name="T15" style:family="text">
      <style:text-properties officeooo:rsid="001ac760"/>
    </style:style>
    <style:style style:name="T16" style:family="text">
      <style:text-properties officeooo:rsid="001dca06"/>
    </style:style>
    <style:style style:name="T17" style:family="text">
      <style:text-properties fo:font-size="12pt" fo:background-color="#ffffff" loext:char-shading-value="0" style:font-size-asian="10.5pt" style:font-size-complex="12pt"/>
    </style:style>
    <style:style style:name="T18" style:family="text">
      <style:text-properties fo:font-size="12pt" officeooo:rsid="001ecbbb" fo:background-color="#ffffff" loext:char-shading-value="0" style:font-size-asian="10.5pt" style:font-size-complex="12pt"/>
    </style:style>
    <style:style style:name="T19" style:family="text">
      <style:text-properties fo:font-size="12pt" officeooo:rsid="0020a9aa" fo:background-color="#ffffff" loext:char-shading-value="0" style:font-size-asian="10.5pt" style:font-size-complex="12pt"/>
    </style:style>
    <style:style style:name="T20" style:family="text">
      <style:text-properties officeooo:rsid="0029dd99"/>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e8cba" style:font-style-asian="normal" style:font-weight-asian="normal" style:font-style-complex="normal" style:font-weight-complex="normal"/>
    </style:style>
    <style:style style:name="T26" style:family="text">
      <style:text-properties fo:font-style="normal" fo:font-weight="normal" officeooo:rsid="002f4e3b"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6"/><text:span text:style-name="T1"><text:s/>Assignment 2</text:span></text:p>
      <text:p text:style-name="P3"/>
      <text:p text:style-name="P2">Q1.How do you list all the processes running in Linux?</text:p>
      <text:p text:style-name="P2">Ans. To list all the processes runninf in Linux, you can use the ps command. </text:p>
      <text:p text:style-name="P2"/>
      <text:p text:style-name="P2">Q2. What is top and htop command.</text:p>
      <text:p text:style-name="P2">Ans. top:- <text:span text:style-name="T4">top command used to list the processes running in real time/ it is used to display real tume inforamtion about running process in the system.</text:span></text:p>
      <text:p text:style-name="P2"/>
      <text:p text:style-name="P2">*<text:span text:style-name="T5">htop:-htop is an upgreaded version of top. It provides a more user-friendly and colorful interface, making it easied to understand what’s going on. </text:span></text:p>
      <text:p text:style-name="P2"/>
      <text:p text:style-name="P5">Q3.What is <text:span text:style-name="T3">t</text:span>he chmod command in Linux, and how do you use it?</text:p>
      <text:p text:style-name="P7">Ans.<text:span text:style-name="T5">The chmod command in Linux to change the permission (read, write, execute) of files and directories. It stands for “change mode”.</text:span></text:p>
      <text:p text:style-name="P7"><text:s/></text:p>
      <text:p text:style-name="P8">*To give read , write, and execute permission to the owner of a file:</text:p>
      <text:p text:style-name="P8"><text:s text:c="2"/>chmod u+rwx filename.</text:p>
      <text:p text:style-name="P8"/>
      <text:p text:style-name="P8">*To remove write permission from the group of a <text:a xlink:type="simple" xlink:href="../../../../../-" text:style-name="Internet_20_link" text:visited-style-name="Visited_20_Internet_20_Link">file:-</text:a></text:p>
      <text:p text:style-name="P8">chmod g-w filename</text:p>
      <text:p text:style-name="P8"/>
      <text:p text:style-name="P8">*TO give read and execute permission to anothe for a directory</text:p>
      <text:p text:style-name="P8"><text:s/>chmod o+rx directory</text:p>
      <text:p text:style-name="P8"/>
      <text:p text:style-name="P8">*TO give everyone full permission (read, write , and executr) to a file:</text:p>
      <text:p text:style-name="P8"><text:s/>chmod a+rwx filename</text:p>
      <text:p text:style-name="P7"/>
      <text:p text:style-name="P5">Q4.How do you find the process ID(PID) of a running process?</text:p>
      <text:p text:style-name="P8">Ans. To find the Process ID(PID) of a running process in Linux, you can use the <text:span text:style-name="T8">ps command </text:span><text:span text:style-name="T12">along with option to list all running process, andthen search for the process you’re interested in.</text:span></text:p>
      <text:p text:style-name="P8"><text:span text:style-name="T12"/></text:p>
      <text:p text:style-name="P8"><text:span text:style-name="T12">How we do it:</text:span></text:p>
      <text:p text:style-name="P8"><text:span text:style-name="T12">a.Open the Terminal.</text:span></text:p>
      <text:p text:style-name="P8"><text:span text:style-name="T12">b.Type the command and press Enter:</text:span></text:p>
      <text:p text:style-name="P8"><text:span text:style-name="T12"><text:s text:c="2"/></text:span><text:span text:style-name="T13"><text:s text:c="4"/>ps aux | grep&lt;process name&gt;</text:span></text:p>
      <text:p text:style-name="P23"><text:span text:style-name="T11"/></text:p>
      <text:p text:style-name="P8"><text:span text:style-name="T12"/></text:p>
      <text:p text:style-name="P5">Q5.How do users create a symbolic link in Linux?</text:p>
      <text:p text:style-name="P9">Ans. a. Open the terminal.</text:p>
      <text:p text:style-name="P9">b. Use the ln command with the -s option, followed by the pasth to the original file or directory and the desired name and location for the symbolic link.</text:p>
      <text:p text:style-name="P9">c.<text:span text:style-name="T14">Prss Enter. Now, the symbolic link </text:span><text:span text:style-name="T7">lint_to_original.txt</text:span><text:span text:style-name="T10"> will be created in your current directory, pointing to </text:span><text:span text:style-name="T7">original_file.txt</text:span></text:p>
      <text:p text:style-name="P5"/>
      <text:p text:style-name="P5">Q6.What is Swap Space?</text:p>
      <text:p text:style-name="P10">Ans.<text:span text:style-name="T15">In simple term, swap space in Linux is like a backup storage area on your computer’s hard drive. When your computer’s physical memory(RAM) gets full, it temporarily moves some less-used data from RAM to this swap space. This frees up space in Ram for other programs ot tasks, helping your conputer continue running smothely even when it’s low on memory. Think of it as a safety net that prevents your computer from crashing or slowing down when it run out of RAM.</text:span></text:p>
      <text:p text:style-name="P5"><text:soft-page-break/>Q7.What is a root account?</text:p>
      <text:p text:style-name="P11">Ans. The root account in Linux is like the ultimate boss or administrator of the system. It has understricted access to all files, commands, and settings on the computer. Think of its as having superpowers- it can do anything and make any changes to the syste. However, because it has so much power, it’s important to use it carefully to avoid accidentally causing problems or damaging the system.</text:p>
      <text:p text:style-name="P5"/>
      <text:p text:style-name="P5">Q8.Describe CLI and GUI in Linx.</text:p>
      <text:p text:style-name="P12">Ans.CLI stand for Command Line Intetface. It is like talking to your computer through text commands. You type specific commands into a terminal window, and the computer ressponds with text output. It’s fast and efficient for experienced users who prefer typing commands to get thingd done quickly.</text:p>
      <text:p text:style-name="P12">Example Commands- <text:span text:style-name="T6">ls command</text:span><text:span text:style-name="T9"> to ist file, </text:span><text:span text:style-name="T6">cd command </text:span><text:span text:style-name="T9">to change directories, </text:span><text:span text:style-name="T6">mkdir</text:span><text:span text:style-name="T9"> to create a directory.</text:span></text:p>
      <text:p text:style-name="P12"><text:span text:style-name="T9"/></text:p>
      <text:p text:style-name="P12"><text:span text:style-name="T9">And GUI stand for Graphical User Interface. GUI is like interacting with your computer using icons, windows <text:s/>and menues. It provides a visual way to navigate and interact with the system. It is more user-friendly and intutivite, especially for beginners who may not be familiar with text-based commands.</text:span></text:p>
      <text:p text:style-name="P12"><text:span text:style-name="T9">Example actins- Clicking on icons to open applications dragging files to move or copy them, using menue to cahnge settings.</text:span></text:p>
      <text:p text:style-name="P12"><text:span text:style-name="T9"/></text:p>
      <text:p text:style-name="P5"/>
      <text:p text:style-name="P5">Q9.Wha is the Linux Kernel? It Legal to edit it?</text:p>
      <text:p text:style-name="P12">Ans. <text:span text:style-name="T16">The Linux kernal is like the herart of the Linux operating system. It’s the core component that manages the syste’s hardware resource, like the processor, memory and devices and provides a platform for software to run on.</text:span></text:p>
      <text:p text:style-name="P12"/>
      <text:p text:style-name="P13">As for wheter it’s to edit the Linux Kernal, the answer is yes, it’s legal . The Linux kernel is released under the GNU General Public License(GPL), ehich allows users ot view, modify, and disturbute the source code. This means anyone can edit the Linux Kernel, customize it to their needs ,a dn even contribute improvements back to the community.</text:p>
      <text:p text:style-name="P5"/>
      <text:p text:style-name="P5">Q10.Elaborate all the file permission in Linux.</text:p>
      <text:p text:style-name="P14">Ans.In Linux, file permission determine who can read and write and execute files or directories.</text:p>
      <text:p text:style-name="P14">a.Owner Permissions:-The firs three characters repersent permissions for the owner of the file.</text:p>
      <text:list xml:id="list3332708851" text:style-name="L1">
        <text:list-item>
          <text:p text:style-name="P40"><text:span text:style-name="T17">Read(r)- Allows the owner to read the contents of the file.</text:span></text:p>
        </text:list-item>
        <text:list-item>
          <text:p text:style-name="P40"><text:span text:style-name="T17">Write(w)- Allows the owner to modify or delet the file.</text:span></text:p>
        </text:list-item>
        <text:list-item>
          <text:p text:style-name="P40"><text:span text:style-name="T17">Execute(x)-Allows the owner to execute the file if it’s a program or script.</text:span></text:p>
        </text:list-item>
      </text:list>
      <text:p text:style-name="P42"><text:span text:style-name="T17"/></text:p>
      <text:p text:style-name="P42"><text:span text:style-name="T17">b.Group Permissions:-The next three characters repersent permissions for uses in <text:s/>file’s group.</text:span></text:p>
      <text:list xml:id="list171934383931370" text:continue-numbering="true" text:style-name="L1">
        <text:list-item>
          <text:p text:style-name="P40"><text:span text:style-name="T17">Read(r)- Allows the group members to read the contents of the file.</text:span></text:p>
        </text:list-item>
        <text:list-item>
          <text:p text:style-name="P40"><text:span text:style-name="T17">Write(w)- Allows the group members to modify or delet the file.</text:span></text:p>
        </text:list-item>
      </text:list>
      <text:list xml:id="list3909618371" text:style-name="L2">
        <text:list-item>
          <text:p text:style-name="P43"><text:span text:style-name="T18"><text:s/>Execute(x)-Allows the group members to execute the file if it’s a program or script.</text:span></text:p>
        </text:list-item>
      </text:list>
      <text:p text:style-name="P44"><text:span text:style-name="T18"/></text:p>
      <text:p text:style-name="P45"><text:span text:style-name="T18">c.</text:span><text:span text:style-name="T17">Other Permissions:-T</text:span><text:span text:style-name="T18">he </text:span><text:span text:style-name="T17">last </text:span><text:span text:style-name="T18">three characters repersent permissions for </text:span><text:span text:style-name="T17">users who are not the</text:span><text:span text:style-name="T18"> owner </text:span><text:span text:style-name="T17">or in the group.</text:span><text:span text:style-name="T18"> <text:s/>.</text:span></text:p>
      <text:list xml:id="list171933739292493" text:continue-list="list171934383931370" text:style-name="L1">
        <text:list-item>
          <text:p text:style-name="P41"><text:span text:style-name="T17">Read(r)- Allows </text:span><text:span text:style-name="T19">others</text:span><text:span text:style-name="T17"> to read the contents of the file.</text:span></text:p>
        </text:list-item>
        <text:list-item>
          <text:p text:style-name="P41"><text:span text:style-name="T17">Write(w)- Allows </text:span><text:span text:style-name="T19">others</text:span><text:span text:style-name="T17"> to modify or delet the file.</text:span></text:p>
        </text:list-item>
        <text:list-item>
          <text:p text:style-name="P39"><text:span text:style-name="T18">Execute(x)-Allows </text:span><text:span text:style-name="T19">others</text:span><text:span text:style-name="T18"> to execute the file if it’s a program or script.</text:span></text:p>
        </text:list-item>
      </text:list>
      <text:p text:style-name="P46"><text:span text:style-name="T18"/></text:p>
      <text:p text:style-name="P46"><text:span text:style-name="T18"/></text:p>
      <text:p text:style-name="P47"><text:soft-page-break/><text:span text:style-name="T18">d.</text:span><text:span text:style-name="T17">Special Permissions:-In additions to the basic <text:s/>permissions , there are special permissions representd by addithional characters:</text:span></text:p>
      <text:list xml:id="list2469618512" text:style-name="L3">
        <text:list-item>
          <text:p text:style-name="P48"><text:span text:style-name="T17">Set User ID(SUID)- When set on a n executable file, it allows the user who runs it to temporarily gain the permissions of the file’s owner.</text:span></text:p>
        </text:list-item>
        <text:list-item>
          <text:p text:style-name="P48"><text:span text:style-name="T17">Set Gropu ID(SGID)-When set on a n executable file, it allows the user who runs it to temporarily gain the permissions of the file’s gropu.</text:span></text:p>
        </text:list-item>
        <text:list-item>
          <text:p text:style-name="P48"><text:span text:style-name="T17">Sticky Bit-When set on a directory, it restricts the deletion of files within that directory to only the files owner, the directory’s owner, or the root user.</text:span></text:p>
        </text:list-item>
      </text:list>
      <text:p text:style-name="P5"/>
      <text:p text:style-name="P5">Q11.How do you move a file from one directory to another using Linux commands?</text:p>
      <text:p text:style-name="P15">Ans.TO move a file from one directory to another using Linux commands, you can use the<text:span text:style-name="T6"> mv command,</text:span><text:span text:style-name="T9"> which stand for “</text:span><text:span text:style-name="T6">move”. <text:s/></text:span></text:p>
      <text:p text:style-name="P15">a. Open your terminal.</text:p>
      <text:p text:style-name="P15">b.Type the command and prss Enter-</text:p>
      <text:p text:style-name="P15"><text:s text:c="3"/>mv/ path/to/original/file/path/to/destination/directory</text:p>
      <text:p text:style-name="P15"/>
      <text:p text:style-name="P5"/>
      <text:p text:style-name="P5">Q12.How would you check the network connectivitly betwee your machine and a romote server using the Linux terminal?</text:p>
      <text:p text:style-name="P16">Ans. To check the network connectivity between your machin and a remote server using the Linux terminal, you can the <text:span text:style-name="T6">ping command</text:span><text:span text:style-name="T9">. </text:span></text:p>
      <text:p text:style-name="P16"><text:span text:style-name="T9">a. Open the terminal.</text:span></text:p>
      <text:p text:style-name="P16"><text:span text:style-name="T9">b. Type the command and Press Enter-</text:span></text:p>
      <text:p text:style-name="P16"><text:span text:style-name="T9"><text:s text:c="4"/></text:span><text:span text:style-name="T6">ping&lt;remote server address&gt;</text:span></text:p>
      <text:p text:style-name="P24">c.The <text:span text:style-name="T6">ping command</text:span>will send a series of packets to the remot server and wait for a response. If the server responds, youll see output indicating the round-trip time for each packet.</text:p>
      <text:p text:style-name="P5"/>
      <text:p text:style-name="P5">Q13.What Linux command could you use to display the list of users currently logged into the sysstem?</text:p>
      <text:p text:style-name="P17">Ans.To display the list of users currently logged into the system using Linux commands, you can use the <text:span text:style-name="T6"><text:s/>who command</text:span><text:span text:style-name="T9">.</text:span></text:p>
      <text:p text:style-name="P17"><text:span text:style-name="T9"/></text:p>
      <text:p text:style-name="P5">Q14.In Linux, What command would you to monitor real-time changes in a log file?</text:p>
      <text:p text:style-name="P18">Ans.To monitor real-time changes in a log file using Linux commands, you can use the <text:span text:style-name="T6">tail command with the -f option.</text:span></text:p>
      <text:p text:style-name="P5"/>
      <text:p text:style-name="P5">Q15.What command would you use to commpress and decompress files using the gzip tool?</text:p>
      <text:p text:style-name="P19">Ans.To compress and decompressess file using the <text:span text:style-name="T6">gzip tool </text:span><text:span text:style-name="T9"><text:s/>in Linux, you can use the </text:span><text:span text:style-name="T6">gzip command.</text:span></text:p>
      <text:p text:style-name="P25">Compress a file- <text:span text:style-name="T6">gzip filename</text:span></text:p>
      <text:p text:style-name="P25">Decompressing <text:span text:style-name="T20">a file</text:span><text:span text:style-name="T6">-gzip -d filenames</text:span></text:p>
      <text:p text:style-name="P5"/>
      <text:p text:style-name="P5">Q16.<text:span text:style-name="T2">How do you chain several commands together in Linux?</text:span></text:p>
      <text:p text:style-name="P20">Ans. In Linux, you can chain several commands together using the pipe symbol( | ). Here’s how you do it it in terminal:</text:p>
      <text:p text:style-name="P20">a. Open the terminal.</text:p>
      <text:p text:style-name="P20">b. Type the first command you want to run and press Enter.</text:p>
      <text:p text:style-name="P20">Add the pipe symbol |.</text:p>
      <text:p text:style-name="P20">Type the second command you want to run after the pipe symbol nd press Enter.</text:p>
      <text:p text:style-name="P5"/>
      <text:p text:style-name="P6">Q17.How do you format a disk in Linux?</text:p>
      <text:p text:style-name="P21">Ans. To format s disk in Linux in simple worrds:</text:p>
      <text:p text:style-name="P21"><text:soft-page-break/>a. <text:span text:style-name="T6">Identify the Disk:-</text:span><text:span text:style-name="T9">First, make sure you know which disk you want to format. You can use the </text:span><text:span text:style-name="T6">lsblk</text:span><text:span text:style-name="T9"> command to list all disks and their partitions.</text:span></text:p>
      <text:p text:style-name="P21"><text:span text:style-name="T9">b. </text:span><text:span text:style-name="T6">Unmount the Disk:-</text:span><text:span text:style-name="T9">It the disk is currently mounted (being used), you need to unmount it before formatting. You can use the </text:span><text:span text:style-name="T6">unmount command</text:span><text:span text:style-name="T9"> followed by the disk’s mount point.</text:span></text:p>
      <text:p text:style-name="P21"><text:span text:style-name="T9">c.</text:span><text:span text:style-name="T6">Format the Disk:-</text:span><text:span text:style-name="T9">Use the appropriate formatting command based on the disk’s filesystem type</text:span></text:p>
      <text:list xml:id="list2770343700" text:style-name="L4">
        <text:list-item>
          <text:p text:style-name="P22"><text:span text:style-name="T9">For FAT32 filesystem: Use </text:span><text:span text:style-name="T6">mkfs.fat/dev/sdx</text:span></text:p>
        </text:list-item>
        <text:list-item>
          <text:p text:style-name="P22"><text:span text:style-name="T9">For ext4 filesystem: Use</text:span><text:span text:style-name="T6"> mkfs.ext4/dev/sdx</text:span></text:p>
        </text:list-item>
        <text:list-item>
          <text:p text:style-name="P22"><text:span text:style-name="T9">For NTFS filesystem: Use</text:span><text:span text:style-name="T6"> mkfs.ntfs/dev/sdx <text:s/></text:span><text:span text:style-name="T9">Replace </text:span><text:span text:style-name="T21">dev/</text:span><text:span text:style-name="T23">sdx </text:span><text:span text:style-name="T24">with the coorect device name of the disk yoy want to format.</text:span></text:p>
        </text:list-item>
      </text:list>
      <text:p text:style-name="P21"><text:span text:style-name="T24"><text:s/>d.Verify:-After formattting, you can verify that the diszk has been formatted correctly by using the </text:span><text:span text:style-name="T23">lsblk command</text:span><text:span text:style-name="T24"> again to ist the disk and partitions.</text:span></text:p>
      <text:p text:style-name="P21"><text:span text:style-name="T24"/></text:p>
      <text:p text:style-name="P34"><text:span text:style-name="T22">e.Mount the Disk (if needed);</text:span><text:span text:style-name="T24">If you unmounted the disk in step2 and need to use it, you can remount it using the</text:span><text:span text:style-name="T22"> mount command.</text:span></text:p>
      <text:p text:style-name="P34"><text:span text:style-name="T22"/></text:p>
      <text:p text:style-name="P34"><text:span text:style-name="T22"><text:s/>Q18.</text:span><text:span text:style-name="T24"> What is the command to remove a directory </text:span><text:span text:style-name="T25">in Linux?</text:span></text:p>
      <text:p text:style-name="P35"><text:span text:style-name="T24">Ans. The command to remove the directory in Linux is </text:span><text:span text:style-name="T22">rddir.</text:span></text:p>
      <text:p text:style-name="P35"><text:span text:style-name="T22"/></text:p>
      <text:p text:style-name="P35"><text:span text:style-name="T22">a.</text:span><text:span text:style-name="T24">Open your terminal</text:span></text:p>
      <text:p text:style-name="P35"><text:span text:style-name="T24">b.Type the command and press Enter</text:span></text:p>
      <text:p text:style-name="P35"><text:span text:style-name="T24"><text:s text:c="2"/></text:span><text:span text:style-name="T22">rmdir directory name</text:span></text:p>
      <text:p text:style-name="P35"><text:span text:style-name="T22">c. </text:span><text:span text:style-name="T24">Press nter.</text:span></text:p>
      <text:p text:style-name="P35"><text:span text:style-name="T24"/></text:p>
      <text:p text:style-name="P35"><text:span text:style-name="T24">Q19.How do you display the contents of a file in Linux?</text:span></text:p>
      <text:p text:style-name="P35"><text:span text:style-name="T24">Ans. To display the comments of a file in Linux are:</text:span></text:p>
      <text:p text:style-name="P35"><text:span text:style-name="T24">a.Open your terminal.</text:span></text:p>
      <text:p text:style-name="P35"><text:span text:style-name="T24">b.Type the command anr press enter</text:span></text:p>
      <text:p text:style-name="P35"><text:span text:style-name="T24"><text:s text:c="3"/></text:span><text:span text:style-name="T22">cat filename</text:span></text:p>
      <text:p text:style-name="P35"><text:span text:style-name="T22"><text:s/>Replace filenemae with the name of the file you want to display.</text:span></text:p>
      <text:p text:style-name="P35"><text:span text:style-name="T22"/></text:p>
      <text:p text:style-name="P35"><text:span text:style-name="T22">c.</text:span><text:span text:style-name="T24">Press Enter.</text:span></text:p>
      <text:p text:style-name="P35"><text:span text:style-name="T24"/></text:p>
      <text:p text:style-name="P35"><text:span text:style-name="T24">Q20.</text:span><text:span text:style-name="T26">What is the command to find a specific file in a directory and its subdirectories in Linux?</text:span></text:p>
      <text:p text:style-name="P36"><text:span text:style-name="T24">Ans.The command to find the specific file in a directroy are</text:span></text:p>
      <text:p text:style-name="P36"><text:span text:style-name="T24"><text:s text:c="4"/></text:span><text:span text:style-name="T22">find/path/to directory -name “filename”</text:span></text:p>
      <text:p text:style-name="P36"><text:span text:style-name="T22"/></text:p>
      <text:p text:style-name="P37"><text:span text:style-name="T22">Q21.</text:span><text:span text:style-name="T24">How do you use the “tar” command to compress and extract file in Linux?</text:span></text:p>
      <text:p text:style-name="P37"><text:span text:style-name="T24">Ans.Using the “</text:span><text:span text:style-name="T22">tar</text:span><text:span text:style-name="T24">” command to compress and extract file in Linux:</text:span></text:p>
      <text:p text:style-name="P37"><text:span text:style-name="T24">a. Compressing File:</text:span></text:p>
      <text:p text:style-name="P37"><text:span text:style-name="T24"><text:s text:c="3"/></text:span><text:span text:style-name="T22">tar -czvf archive_name.tar.gz file1 file2 directory1</text:span></text:p>
      <text:list xml:id="list3546036672" text:style-name="L5">
        <text:list-item>
          <text:p text:style-name="P38"><text:span text:style-name="T24">c-Creat a new archive</text:span></text:p>
        </text:list-item>
        <text:list-item>
          <text:p text:style-name="P38"><text:span text:style-name="T24">z:- Compress the archive using </text:span><text:span text:style-name="T22">gzip.</text:span></text:p>
        </text:list-item>
        <text:list-item>
          <text:p text:style-name="P26"><text:span text:style-name="T22">V:-Verbose mode(optional, displays progress while compresing).</text:span></text:p>
        </text:list-item>
        <text:list-item>
          <text:p text:style-name="P26"><text:span text:style-name="T22">F:-Specifies the archive filename.</text:span></text:p>
        </text:list-item>
        <text:list-item>
          <text:p text:style-name="P26"><text:span text:style-name="T22">archive_name.tar.gz:-The name of the resulting archive.</text:span></text:p>
        </text:list-item>
        <text:list-item>
          <text:p text:style-name="P26"><text:span text:style-name="T22">file1 file2 directory1:-The files and directories you want to include in the archive.</text:span></text:p>
        </text:list-item>
      </text:list>
      <text:p text:style-name="P27"><text:span text:style-name="T22"/></text:p>
      <text:p text:style-name="P28"><text:span text:style-name="T22">b.Extracting Files:</text:span></text:p>
      <text:p text:style-name="P28"><text:span text:style-name="T22"><text:s text:c="2"/></text:span><text:span text:style-name="T23">tar -xvf archive_name.tar.gz</text:span></text:p>
      <text:list xml:id="list3910120412" text:style-name="L6">
        <text:list-item>
          <text:p text:style-name="P29"><text:span text:style-name="T22">x:-Extreat files from the archive.</text:span></text:p>
        </text:list-item>
        <text:list-item>
          <text:p text:style-name="P29"><text:span text:style-name="T22">Z:-Use gzip to decompress the archive.</text:span></text:p>
        </text:list-item>
        <text:list-item>
          <text:p text:style-name="P29"><text:span text:style-name="T22">V:-Verbose mode (optionl, displays progress while extracting).</text:span></text:p>
        </text:list-item>
        <text:list-item>
          <text:p text:style-name="P29"><text:soft-page-break/><text:span text:style-name="T22">F:-Specifies the archive filenemae.</text:span></text:p>
        </text:list-item>
        <text:list-item>
          <text:p text:style-name="P29"><text:span text:style-name="T22">archive_name.tar.gz:- The name of the archive you want to extract.</text:span></text:p>
        </text:list-item>
      </text:list>
      <text:p text:style-name="P28"><text:span text:style-name="T22"/></text:p>
      <text:p text:style-name="P30"><text:span text:style-name="T22">Q22.How do you configure a static IP address in Linux?</text:span></text:p>
      <text:p text:style-name="P30"><text:span text:style-name="T22">Ans.Configuring a static IP address in Linux is like assigning a permanent address to ypur computer on a network.</text:span></text:p>
      <text:p text:style-name="P30"><text:span text:style-name="T22">A. Open Network setting:-You can usually find network setting in your system setting or control panel. Look for an option like “Network setting” or “Network Connection.”</text:span></text:p>
      <text:p text:style-name="P30"><text:span text:style-name="T22"/></text:p>
      <text:p text:style-name="P30"><text:span text:style-name="T22">B.Find Your Network Adapter:-Locate your network adapter, usually named something like “Ethernet” or “Wi-Fi”.</text:span></text:p>
      <text:p text:style-name="P30"><text:span text:style-name="T22"/></text:p>
      <text:p text:style-name="P30"><text:span text:style-name="T22">C.Edit Connection:-Look for an option to edit or configure your connection. It mighr be a gear icon or a button labeled “Edit” or “Configure”.</text:span></text:p>
      <text:p text:style-name="P30"><text:span text:style-name="T22"/></text:p>
      <text:p text:style-name="P30"><text:span text:style-name="T22">D.Set IP Address:</text:span></text:p>
      <text:list xml:id="list2748398975" text:style-name="L7">
        <text:list-item>
          <text:p text:style-name="P31"><text:span text:style-name="T22">Look for an option to set the IP address manually or statically.</text:span></text:p>
        </text:list-item>
        <text:list-item>
          <text:p text:style-name="P31"><text:span text:style-name="T22">Enter the IP address, subnet mask, getway, and DNS servers provided by your network administrator.</text:span></text:p>
        </text:list-item>
        <text:list-item>
          <text:p text:style-name="P31"><text:span text:style-name="T22">Make sure the IP address you choose is unique and not already assigned to another device on the network.</text:span></text:p>
        </text:list-item>
      </text:list>
      <text:p text:style-name="P30"><text:span text:style-name="T22"/></text:p>
      <text:p text:style-name="P32"><text:span text:style-name="T22">E. Save Setting:</text:span></text:p>
      <text:list xml:id="list2843464350" text:style-name="L8">
        <text:list-item>
          <text:p text:style-name="P33"><text:span text:style-name="T22">After entering the IP address information, save your settings.</text:span></text:p>
        </text:list-item>
        <text:list-item>
          <text:p text:style-name="P33"><text:span text:style-name="T22">Your computer will now use the static IP address wheneever it connects to the network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4:38:22.882185740</meta:creation-date>
    <dc:date>2024-06-30T17:08:49.583021536</dc:date>
    <meta:editing-duration>PT4H55M</meta:editing-duration>
    <meta:editing-cycles>26</meta:editing-cycles>
    <meta:generator>LibreOffice/7.3.7.2$Linux_X86_64 LibreOffice_project/30$Build-2</meta:generator>
    <meta:document-statistic meta:table-count="0" meta:image-count="0" meta:object-count="0" meta:page-count="5" meta:paragraph-count="137" meta:word-count="1873" meta:character-count="11133" meta:non-whitespace-character-count="9322"/>
  </office:meta>
</office:document-meta>
</file>